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16e" officeooo:paragraph-rsid="000a616e"/>
    </style:style>
    <style:style style:name="P2" style:family="paragraph" style:parent-style-name="Standard">
      <style:text-properties fo:font-size="14pt" officeooo:rsid="000a616e" officeooo:paragraph-rsid="000a616e" style:font-size-asian="14pt" style:font-size-complex="14pt"/>
    </style:style>
    <style:style style:name="P3" style:family="paragraph" style:parent-style-name="Standard">
      <style:text-properties fo:font-size="16pt" officeooo:rsid="000a616e" officeooo:paragraph-rsid="000a616e" style:font-size-asian="16pt" style:font-size-complex="16pt"/>
    </style:style>
    <style:style style:name="P4" style:family="paragraph" style:parent-style-name="Standard">
      <style:text-properties officeooo:rsid="000a83ed" officeooo:paragraph-rsid="000a83ed"/>
    </style:style>
    <style:style style:name="P5" style:family="paragraph" style:parent-style-name="Standard">
      <style:text-properties officeooo:paragraph-rsid="000a83ed"/>
    </style:style>
    <style:style style:name="P6" style:family="paragraph" style:parent-style-name="Standard">
      <style:text-properties fo:font-weight="bold" officeooo:rsid="000a83ed" officeooo:paragraph-rsid="000a83ed" style:font-weight-asian="bold" style:font-weight-complex="bold"/>
    </style:style>
    <style:style style:name="P7" style:family="paragraph" style:parent-style-name="Standard">
      <style:text-properties officeooo:rsid="000a83ed" officeooo:paragraph-rsid="000a83ed"/>
    </style:style>
    <style:style style:name="P8" style:family="paragraph" style:parent-style-name="Standard">
      <style:text-properties officeooo:rsid="000da4c9" officeooo:paragraph-rsid="000da4c9"/>
    </style:style>
    <style:style style:name="T1" style:family="text">
      <style:text-properties officeooo:rsid="000a83ed"/>
    </style:style>
    <style:style style:name="T2" style:family="text">
      <style:text-properties fo:font-weight="bold" style:font-weight-asian="bold" style:font-weight-complex="bold"/>
    </style:style>
    <style:style style:name="T3" style:family="text">
      <style:text-properties fo:font-weight="bold" officeooo:rsid="000a83e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c75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ght Game Framework SDL2</text:p>
      <text:p text:style-name="P1"/>
      <text:p text:style-name="P1">An OOP framework around SDL for simple games. Following a hierarchical system with “item” being the foundation class.</text:p>
      <text:p text:style-name="P1"/>
      <text:p text:style-name="P1"/>
      <text:p text:style-name="P1"/>
      <text:p text:style-name="P2">Class item: <text:s/><text:span text:style-name="T5">a</text:span></text:p>
      <text:p text:style-name="P1"/>
      <text:p text:style-name="P6">item()</text:p>
      <text:p text:style-name="P4"><text:tab/>Create an empty item.</text:p>
      <text:p text:style-name="P6"/>
      <text:p text:style-name="P6">Void setRenderer(SDL_Renderer *) </text:p>
      <text:p text:style-name="P4"><text:span text:style-name="T2"><text:tab/></text:span><text:span text:style-name="T4">P</text:span>ass a pointer to the screen renderer to the object.</text:p>
      <text:p text:style-name="P6"/>
      <text:p text:style-name="P5"><text:span text:style-name="T3">Bool loadImage(std::string fileName)</text:span><text:span text:style-name="T1"> </text:span></text:p>
      <text:p text:style-name="P4"><text:tab/>load an image from a png file.</text:p>
      <text:p text:style-name="P4"/>
      <text:p text:style-name="P4"/>
      <text:p text:style-name="P8">Void freeImage()</text:p>
      <text:p text:style-name="P8"><text:tab/>Removes the current image and sets it to NULL, this image should not be used unless loaded again with new data {such as calling loadImage() again);</text:p>
      <text:p text:style-name="P8"/>
      <text:p text:style-name="P8">void setSize(int w, int h)</text:p>
      <text:p text:style-name="P8"><text:tab/>Use to set the width and height of the object/image. Thanks to the renderer this will scale the image smoothly.</text:p>
      <text:p text:style-name="P8"/>
      <text:p text:style-name="P8">Void setPos(int x, int y)</text:p>
      <text:p text:style-name="P8"><text:tab/>Use to set the (x,y) coordinates of the image. </text:p>
      <text:p text:style-name="P8"/>
      <text:p text:style-name="P8">SDL_Rect * getPos()</text:p>
      <text:p text:style-name="P8"><text:tab/>Returns the rectangle representing both position and size of the item/image.</text:p>
      <text:p text:style-name="P8"/>
      <text:p text:style-name="P8">Void move(int x, int y)</text:p>
      <text:p text:style-name="P8"><text:tab/>Move the image by adding x and y to the current position.</text:p>
      <text:p text:style-name="P8"/>
      <text:p text:style-name="P8">Bool getCollision(item * other)</text:p>
      <text:p text:style-name="P8"><text:tab/>Return true if the other object is considered to be in contact with this item. False if not within the hitspace of this item.</text:p>
      <text:p text:style-name="P8"/>
      <text:p text:style-name="P8">Bool isClicked(int x, int y)</text:p>
      <text:p text:style-name="P8"><text:tab/>Return true if the point (x,y) is inside the hitspace of this object. Poorly named, can be used for any point relation. (is mouse hovering on item, is trap activated, etc)</text:p>
      <text:p text:style-name="P4"/>
      <text:p text:style-name="P8">circle getCenter()</text:p>
      <text:p text:style-name="P8"><text:tab/>return the circle representing the hitbox. A poorly crafted idea, but I was in a rush to get the circle hit-test episode out. I dislike it because a return type can’t be changed, and a hitspace is not always a circle for all objects.</text:p>
      <text:p text:style-name="P4"><text:soft-page-break/></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1:40:31.591829487</meta:creation-date>
    <dc:date>2021-08-26T12:42:37.494853936</dc:date>
    <meta:editing-duration>PT1H24M13S</meta:editing-duration>
    <meta:editing-cycles>3</meta:editing-cycles>
    <meta:generator>LibreOffice/6.4.7.2$Linux_X86_64 LibreOffice_project/40$Build-2</meta:generator>
    <meta:document-statistic meta:table-count="0" meta:image-count="0" meta:object-count="0" meta:page-count="2" meta:paragraph-count="25" meta:word-count="261" meta:character-count="1499" meta:non-whitespace-character-count="1248"/>
  </office:meta>
</office:document-meta>
</file>